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40.02mm"/>
    </style:style>
    <style:style style:name="co4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style:font-name="Arial Black"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ackground-color="#66ffcc" style:text-align-source="fix" style:repeat-content="false" fo:border="0.06pt solid #000000"/>
      <style:paragraph-properties fo:text-align="center" fo:margin-left="0mm"/>
      <style:text-properties style:font-name="Arial Black" fo:font-size="12pt" style:font-size-asian="12pt" style:font-size-complex="12pt"/>
    </style:style>
    <style:style style:name="ce6" style:family="table-cell" style:parent-style-name="Default" style:data-style-name="N61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99ff00" style:text-align-source="fix" style:repeat-content="false" fo:border="0.06pt solid #000000"/>
      <style:paragraph-properties fo:text-align="center" fo:margin-left="0mm"/>
      <style:text-properties style:font-name="Arial Black" fo:font-size="12pt" style:font-size-asian="12pt" style:font-size-complex="12pt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10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gr1" style:family="graphic">
      <style:graphic-properties draw:stroke="solid" svg:stroke-width="1mm" draw:marker-start-width="3.5mm" draw:marker-end-width="3.5mm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23.36mm" svg:y="110.35mm">
            <loext:p draw:notify-on-update-of-ranges="Hoja1.C4:Hoja1.C23 Hoja1.F4:Hoja1.F23 Hoja1.C4:Hoja1.C23 Hoja1.G4:Hoja1.G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7.75mm" svg:y="110.09mm">
            <loext:p draw:notify-on-update-of-ranges="Hoja1.C4:Hoja1.C23 Hoja1.D4:Hoja1.D23 Hoja1.E4:Hoja1.E23 Hoja1.C4:Hoja1.C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10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amaño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Tiempo En PC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Tiempo Bajo Conteo Simple</text:p>
          </table:table-cell>
          <table:covered-table-cell table:style-name="ce8"/>
        </table:table-row>
        <table:table-row table:style-name="ro2"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*M</text:p>
          </table:table-cell>
          <table:table-cell table:style-name="ce8" office:value-type="string" calcext:value-type="string">
            <text:p>T(N)</text:p>
          </table:table-cell>
          <table:table-cell table:style-name="ce8" office:value-type="string" calcext:value-type="string">
            <text:p>T(N*M)</text:p>
          </table:table-cell>
        </table:table-row>
        <table:table-row table:style-name="ro1">
          <table:table-cell/>
          <table:table-cell table:style-name="ce2" table:formula="of:=20" office:value-type="float" office:value="20" calcext:value-type="float">
            <text:p>20</text:p>
          </table:table-cell>
          <table:table-cell table:style-name="ce2" table:formula="of:=10" office:value-type="float" office:value="10" calcext:value-type="float">
            <text:p>10</text:p>
          </table:table-cell>
          <table:table-cell table:style-name="ce6" office:value-type="float" office:value="0.0000269413" calcext:value-type="float">
            <text:p>2,69E-05</text:p>
          </table:table-cell>
          <table:table-cell table:style-name="ce6" office:value-type="float" office:value="0.0000119209" calcext:value-type="float">
            <text:p>1,19E-05</text:p>
          </table:table-cell>
          <table:table-cell table:style-name="ce2" table:formula="of:=(2*(POWER(([.C4]);2)))" office:value-type="float" office:value="200" calcext:value-type="float">
            <text:p>200</text:p>
          </table:table-cell>
          <table:table-cell table:style-name="ce9" table:formula="of:=(2*([.B4]*[.C4]))" office:value-type="float" office:value="400" calcext:value-type="float">
            <text:p>400</text:p>
          </table:table-cell>
        </table:table-row>
        <table:table-row table:style-name="ro1">
          <table:table-cell/>
          <table:table-cell table:formula="of:=20+[.B4]" office:value-type="float" office:value="40" calcext:value-type="float">
            <text:p>40</text:p>
          </table:table-cell>
          <table:table-cell table:formula="of:=10+[.C4]" office:value-type="float" office:value="20" calcext:value-type="float">
            <text:p>20</text:p>
          </table:table-cell>
          <table:table-cell office:value-type="float" office:value="0.000104904" calcext:value-type="float">
            <text:p>0,000104904</text:p>
          </table:table-cell>
          <table:table-cell table:style-name="ce7" office:value-type="float" office:value="0.0000469685" calcext:value-type="float">
            <text:p>4,70E-05</text:p>
          </table:table-cell>
          <table:table-cell table:formula="of:=(2*(POWER(([.C5]);2)))" office:value-type="float" office:value="800" calcext:value-type="float">
            <text:p>800</text:p>
          </table:table-cell>
          <table:table-cell table:formula="of:=(2*([.B5]*[.C5]))" office:value-type="float" office:value="1600" calcext:value-type="float">
            <text:p>1600</text:p>
          </table:table-cell>
        </table:table-row>
        <table:table-row table:style-name="ro1">
          <table:table-cell/>
          <table:table-cell table:formula="of:=20+[.B5]" office:value-type="float" office:value="60" calcext:value-type="float">
            <text:p>60</text:p>
          </table:table-cell>
          <table:table-cell table:formula="of:=10+[.C5]" office:value-type="float" office:value="30" calcext:value-type="float">
            <text:p>30</text:p>
          </table:table-cell>
          <table:table-cell office:value-type="float" office:value="0.000236988" calcext:value-type="float">
            <text:p>0,000236988</text:p>
          </table:table-cell>
          <table:table-cell office:value-type="float" office:value="0.00010705" calcext:value-type="float">
            <text:p>0,00010705</text:p>
          </table:table-cell>
          <table:table-cell table:formula="of:=(2*(POWER(([.C6]);2)))" office:value-type="float" office:value="1800" calcext:value-type="float">
            <text:p>1800</text:p>
          </table:table-cell>
          <table:table-cell table:formula="of:=(2*([.B6]*[.C6]))" office:value-type="float" office:value="3600" calcext:value-type="float">
            <text:p>3600</text:p>
          </table:table-cell>
        </table:table-row>
        <table:table-row table:style-name="ro1">
          <table:table-cell/>
          <table:table-cell table:formula="of:=20+[.B6]" office:value-type="float" office:value="80" calcext:value-type="float">
            <text:p>80</text:p>
          </table:table-cell>
          <table:table-cell table:formula="of:=10+[.C6]" office:value-type="float" office:value="40" calcext:value-type="float">
            <text:p>40</text:p>
          </table:table-cell>
          <table:table-cell office:value-type="float" office:value="0.000439167" calcext:value-type="float">
            <text:p>0,000439167</text:p>
          </table:table-cell>
          <table:table-cell office:value-type="float" office:value="0.000184774" calcext:value-type="float">
            <text:p>0,000184774</text:p>
          </table:table-cell>
          <table:table-cell table:formula="of:=(2*(POWER(([.C7]);2)))" office:value-type="float" office:value="3200" calcext:value-type="float">
            <text:p>3200</text:p>
          </table:table-cell>
          <table:table-cell table:formula="of:=(2*([.B7]*[.C7]))" office:value-type="float" office:value="6400" calcext:value-type="float">
            <text:p>6400</text:p>
          </table:table-cell>
        </table:table-row>
        <table:table-row table:style-name="ro1">
          <table:table-cell/>
          <table:table-cell table:formula="of:=20+[.B7]" office:value-type="float" office:value="100" calcext:value-type="float">
            <text:p>100</text:p>
          </table:table-cell>
          <table:table-cell table:formula="of:=10+[.C7]" office:value-type="float" office:value="50" calcext:value-type="float">
            <text:p>50</text:p>
          </table:table-cell>
          <table:table-cell office:value-type="float" office:value="0.000646114" calcext:value-type="float">
            <text:p>0,000646114</text:p>
          </table:table-cell>
          <table:table-cell office:value-type="float" office:value="0.000289917" calcext:value-type="float">
            <text:p>0,000289917</text:p>
          </table:table-cell>
          <table:table-cell table:formula="of:=(2*(POWER(([.C8]);2)))" office:value-type="float" office:value="5000" calcext:value-type="float">
            <text:p>5000</text:p>
          </table:table-cell>
          <table:table-cell table:formula="of:=(2*([.B8]*[.C8]))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20+[.B8]" office:value-type="float" office:value="120" calcext:value-type="float">
            <text:p>120</text:p>
          </table:table-cell>
          <table:table-cell table:formula="of:=10+[.C8]" office:value-type="float" office:value="60" calcext:value-type="float">
            <text:p>60</text:p>
          </table:table-cell>
          <table:table-cell office:value-type="float" office:value="0.000931978" calcext:value-type="float">
            <text:p>0,000931978</text:p>
          </table:table-cell>
          <table:table-cell office:value-type="float" office:value="0.000430107" calcext:value-type="float">
            <text:p>0,000430107</text:p>
          </table:table-cell>
          <table:table-cell table:formula="of:=(2*(POWER(([.C9]);2)))" office:value-type="float" office:value="7200" calcext:value-type="float">
            <text:p>7200</text:p>
          </table:table-cell>
          <table:table-cell table:formula="of:=(2*([.B9]*[.C9]))" office:value-type="float" office:value="14400" calcext:value-type="float">
            <text:p>14400</text:p>
          </table:table-cell>
        </table:table-row>
        <table:table-row table:style-name="ro1">
          <table:table-cell/>
          <table:table-cell table:formula="of:=20+[.B9]" office:value-type="float" office:value="140" calcext:value-type="float">
            <text:p>140</text:p>
          </table:table-cell>
          <table:table-cell table:formula="of:=10+[.C9]" office:value-type="float" office:value="70" calcext:value-type="float">
            <text:p>70</text:p>
          </table:table-cell>
          <table:table-cell office:value-type="float" office:value="0.00127912" calcext:value-type="float">
            <text:p>0,00127912</text:p>
          </table:table-cell>
          <table:table-cell office:value-type="float" office:value="0.000571966" calcext:value-type="float">
            <text:p>0,000571966</text:p>
          </table:table-cell>
          <table:table-cell table:formula="of:=(2*(POWER(([.C10]);2)))" office:value-type="float" office:value="9800" calcext:value-type="float">
            <text:p>9800</text:p>
          </table:table-cell>
          <table:table-cell table:formula="of:=(2*([.B10]*[.C10]))" office:value-type="float" office:value="19600" calcext:value-type="float">
            <text:p>19600</text:p>
          </table:table-cell>
        </table:table-row>
        <table:table-row table:style-name="ro1">
          <table:table-cell/>
          <table:table-cell table:formula="of:=20+[.B10]" office:value-type="float" office:value="160" calcext:value-type="float">
            <text:p>160</text:p>
          </table:table-cell>
          <table:table-cell table:formula="of:=10+[.C10]" office:value-type="float" office:value="80" calcext:value-type="float">
            <text:p>80</text:p>
          </table:table-cell>
          <table:table-cell office:value-type="float" office:value="0.00165105" calcext:value-type="float">
            <text:p>0,00165105</text:p>
          </table:table-cell>
          <table:table-cell office:value-type="float" office:value="0.000736952" calcext:value-type="float">
            <text:p>0,000736952</text:p>
          </table:table-cell>
          <table:table-cell table:formula="of:=(2*(POWER(([.C11]);2)))" office:value-type="float" office:value="12800" calcext:value-type="float">
            <text:p>12800</text:p>
          </table:table-cell>
          <table:table-cell table:formula="of:=(2*([.B11]*[.C11]))" office:value-type="float" office:value="25600" calcext:value-type="float">
            <text:p>25600</text:p>
          </table:table-cell>
        </table:table-row>
        <table:table-row table:style-name="ro1">
          <table:table-cell/>
          <table:table-cell table:formula="of:=20+[.B11]" office:value-type="float" office:value="180" calcext:value-type="float">
            <text:p>180</text:p>
          </table:table-cell>
          <table:table-cell table:formula="of:=10+[.C11]" office:value-type="float" office:value="90" calcext:value-type="float">
            <text:p>90</text:p>
          </table:table-cell>
          <table:table-cell office:value-type="float" office:value="0.00185895" calcext:value-type="float">
            <text:p>0,00185895</text:p>
          </table:table-cell>
          <table:table-cell office:value-type="float" office:value="0.000941038" calcext:value-type="float">
            <text:p>0,000941038</text:p>
          </table:table-cell>
          <table:table-cell table:formula="of:=(2*(POWER(([.C12]);2)))" office:value-type="float" office:value="16200" calcext:value-type="float">
            <text:p>16200</text:p>
          </table:table-cell>
          <table:table-cell table:formula="of:=(2*([.B12]*[.C12]))" office:value-type="float" office:value="32400" calcext:value-type="float">
            <text:p>32400</text:p>
          </table:table-cell>
        </table:table-row>
        <table:table-row table:style-name="ro1">
          <table:table-cell/>
          <table:table-cell table:formula="of:=20+[.B12]" office:value-type="float" office:value="200" calcext:value-type="float">
            <text:p>200</text:p>
          </table:table-cell>
          <table:table-cell table:formula="of:=10+[.C12]" office:value-type="float" office:value="100" calcext:value-type="float">
            <text:p>100</text:p>
          </table:table-cell>
          <table:table-cell office:value-type="float" office:value="0.00116396" calcext:value-type="float">
            <text:p>0,00116396</text:p>
          </table:table-cell>
          <table:table-cell office:value-type="float" office:value="0.00115204" calcext:value-type="float">
            <text:p>0,00115204</text:p>
          </table:table-cell>
          <table:table-cell table:formula="of:=(2*(POWER(([.C13]);2)))" office:value-type="float" office:value="20000" calcext:value-type="float">
            <text:p>20000</text:p>
          </table:table-cell>
          <table:table-cell table:formula="of:=(2*([.B13]*[.C13]))" office:value-type="float" office:value="40000" calcext:value-type="float">
            <text:p>40000</text:p>
          </table:table-cell>
        </table:table-row>
        <table:table-row table:style-name="ro1">
          <table:table-cell/>
          <table:table-cell table:formula="of:=20+[.B13]" office:value-type="float" office:value="220" calcext:value-type="float">
            <text:p>220</text:p>
          </table:table-cell>
          <table:table-cell table:formula="of:=10+[.C13]" office:value-type="float" office:value="110" calcext:value-type="float">
            <text:p>110</text:p>
          </table:table-cell>
          <table:table-cell office:value-type="float" office:value="0.00153613" calcext:value-type="float">
            <text:p>0,00153613</text:p>
          </table:table-cell>
          <table:table-cell office:value-type="float" office:value="0.00139999" calcext:value-type="float">
            <text:p>0,00139999</text:p>
          </table:table-cell>
          <table:table-cell table:formula="of:=(2*(POWER(([.C14]);2)))" office:value-type="float" office:value="24200" calcext:value-type="float">
            <text:p>24200</text:p>
          </table:table-cell>
          <table:table-cell table:formula="of:=(2*([.B14]*[.C14]))" office:value-type="float" office:value="48400" calcext:value-type="float">
            <text:p>48400</text:p>
          </table:table-cell>
        </table:table-row>
        <table:table-row table:style-name="ro1">
          <table:table-cell/>
          <table:table-cell table:formula="of:=20+[.B14]" office:value-type="float" office:value="240" calcext:value-type="float">
            <text:p>240</text:p>
          </table:table-cell>
          <table:table-cell table:formula="of:=10+[.C14]" office:value-type="float" office:value="120" calcext:value-type="float">
            <text:p>120</text:p>
          </table:table-cell>
          <table:table-cell office:value-type="float" office:value="0.00198793" calcext:value-type="float">
            <text:p>0,00198793</text:p>
          </table:table-cell>
          <table:table-cell office:value-type="float" office:value="0.00167489" calcext:value-type="float">
            <text:p>0,00167489</text:p>
          </table:table-cell>
          <table:table-cell table:formula="of:=(2*(POWER(([.C15]);2)))" office:value-type="float" office:value="28800" calcext:value-type="float">
            <text:p>28800</text:p>
          </table:table-cell>
          <table:table-cell table:formula="of:=(2*([.B15]*[.C15]))" office:value-type="float" office:value="57600" calcext:value-type="float">
            <text:p>57600</text:p>
          </table:table-cell>
        </table:table-row>
        <table:table-row table:style-name="ro1">
          <table:table-cell/>
          <table:table-cell table:formula="of:=20+[.B15]" office:value-type="float" office:value="260" calcext:value-type="float">
            <text:p>260</text:p>
          </table:table-cell>
          <table:table-cell table:formula="of:=10+[.C15]" office:value-type="float" office:value="130" calcext:value-type="float">
            <text:p>130</text:p>
          </table:table-cell>
          <table:table-cell office:value-type="float" office:value="0.00196719" calcext:value-type="float">
            <text:p>0,00196719</text:p>
          </table:table-cell>
          <table:table-cell office:value-type="float" office:value="0.00196004" calcext:value-type="float">
            <text:p>0,00196004</text:p>
          </table:table-cell>
          <table:table-cell table:formula="of:=(2*(POWER(([.C16]);2)))" office:value-type="float" office:value="33800" calcext:value-type="float">
            <text:p>33800</text:p>
          </table:table-cell>
          <table:table-cell table:formula="of:=(2*([.B16]*[.C16]))" office:value-type="float" office:value="67600" calcext:value-type="float">
            <text:p>67600</text:p>
          </table:table-cell>
        </table:table-row>
        <table:table-row table:style-name="ro1">
          <table:table-cell/>
          <table:table-cell table:formula="of:=20+[.B16]" office:value-type="float" office:value="280" calcext:value-type="float">
            <text:p>280</text:p>
          </table:table-cell>
          <table:table-cell table:formula="of:=10+[.C16]" office:value-type="float" office:value="140" calcext:value-type="float">
            <text:p>140</text:p>
          </table:table-cell>
          <table:table-cell office:value-type="float" office:value="0.0022831" calcext:value-type="float">
            <text:p>0,0022831</text:p>
          </table:table-cell>
          <table:table-cell office:value-type="float" office:value="0.00225711" calcext:value-type="float">
            <text:p>0,00225711</text:p>
          </table:table-cell>
          <table:table-cell table:formula="of:=(2*(POWER(([.C17]);2)))" office:value-type="float" office:value="39200" calcext:value-type="float">
            <text:p>39200</text:p>
          </table:table-cell>
          <table:table-cell table:formula="of:=(2*([.B17]*[.C17]))" office:value-type="float" office:value="78400" calcext:value-type="float">
            <text:p>78400</text:p>
          </table:table-cell>
        </table:table-row>
        <table:table-row table:style-name="ro1">
          <table:table-cell/>
          <table:table-cell table:formula="of:=20+[.B17]" office:value-type="float" office:value="300" calcext:value-type="float">
            <text:p>300</text:p>
          </table:table-cell>
          <table:table-cell table:formula="of:=10+[.C17]" office:value-type="float" office:value="150" calcext:value-type="float">
            <text:p>150</text:p>
          </table:table-cell>
          <table:table-cell office:value-type="float" office:value="0.00260711" calcext:value-type="float">
            <text:p>0,00260711</text:p>
          </table:table-cell>
          <table:table-cell office:value-type="float" office:value="0.00261211" calcext:value-type="float">
            <text:p>0,00261211</text:p>
          </table:table-cell>
          <table:table-cell table:formula="of:=(2*(POWER(([.C18]);2)))" office:value-type="float" office:value="45000" calcext:value-type="float">
            <text:p>45000</text:p>
          </table:table-cell>
          <table:table-cell table:formula="of:=(2*([.B18]*[.C18]))" office:value-type="float" office:value="90000" calcext:value-type="float">
            <text:p>90000</text:p>
          </table:table-cell>
        </table:table-row>
        <table:table-row table:style-name="ro1">
          <table:table-cell/>
          <table:table-cell table:formula="of:=20+[.B18]" office:value-type="float" office:value="320" calcext:value-type="float">
            <text:p>320</text:p>
          </table:table-cell>
          <table:table-cell table:formula="of:=10+[.C18]" office:value-type="float" office:value="160" calcext:value-type="float">
            <text:p>160</text:p>
          </table:table-cell>
          <table:table-cell office:value-type="float" office:value="0.00329995" calcext:value-type="float">
            <text:p>0,00329995</text:p>
          </table:table-cell>
          <table:table-cell office:value-type="float" office:value="0.00295281" calcext:value-type="float">
            <text:p>0,00295281</text:p>
          </table:table-cell>
          <table:table-cell table:formula="of:=(2*(POWER(([.C19]);2)))" office:value-type="float" office:value="51200" calcext:value-type="float">
            <text:p>51200</text:p>
          </table:table-cell>
          <table:table-cell table:formula="of:=(2*([.B19]*[.C19]))" office:value-type="float" office:value="102400" calcext:value-type="float">
            <text:p>102400</text:p>
          </table:table-cell>
        </table:table-row>
        <table:table-row table:style-name="ro1">
          <table:table-cell/>
          <table:table-cell table:formula="of:=20+[.B19]" office:value-type="float" office:value="340" calcext:value-type="float">
            <text:p>340</text:p>
          </table:table-cell>
          <table:table-cell table:formula="of:=10+[.C19]" office:value-type="float" office:value="170" calcext:value-type="float">
            <text:p>170</text:p>
          </table:table-cell>
          <table:table-cell office:value-type="float" office:value="0.00369906" calcext:value-type="float">
            <text:p>0,00369906</text:p>
          </table:table-cell>
          <table:table-cell office:value-type="float" office:value="0.00333905" calcext:value-type="float">
            <text:p>0,00333905</text:p>
          </table:table-cell>
          <table:table-cell table:formula="of:=(2*(POWER(([.C20]);2)))" office:value-type="float" office:value="57800" calcext:value-type="float">
            <text:p>57800</text:p>
          </table:table-cell>
          <table:table-cell table:formula="of:=(2*([.B20]*[.C20]))" office:value-type="float" office:value="115600" calcext:value-type="float">
            <text:p>115600</text:p>
          </table:table-cell>
        </table:table-row>
        <table:table-row table:style-name="ro1">
          <table:table-cell/>
          <table:table-cell table:formula="of:=20+[.B20]" office:value-type="float" office:value="360" calcext:value-type="float">
            <text:p>360</text:p>
          </table:table-cell>
          <table:table-cell table:formula="of:=10+[.C20]" office:value-type="float" office:value="180" calcext:value-type="float">
            <text:p>180</text:p>
          </table:table-cell>
          <table:table-cell office:value-type="float" office:value="0.003757" calcext:value-type="float">
            <text:p>0,003757</text:p>
          </table:table-cell>
          <table:table-cell office:value-type="float" office:value="0.00374007" calcext:value-type="float">
            <text:p>0,00374007</text:p>
          </table:table-cell>
          <table:table-cell table:formula="of:=(2*(POWER(([.C21]);2)))" office:value-type="float" office:value="64800" calcext:value-type="float">
            <text:p>64800</text:p>
          </table:table-cell>
          <table:table-cell table:formula="of:=(2*([.B21]*[.C21]))" office:value-type="float" office:value="129600" calcext:value-type="float">
            <text:p>129600</text:p>
          </table:table-cell>
        </table:table-row>
        <table:table-row table:style-name="ro1">
          <table:table-cell/>
          <table:table-cell table:formula="of:=20+[.B21]" office:value-type="float" office:value="380" calcext:value-type="float">
            <text:p>380</text:p>
          </table:table-cell>
          <table:table-cell table:formula="of:=10+[.C21]" office:value-type="float" office:value="190" calcext:value-type="float">
            <text:p>190</text:p>
          </table:table-cell>
          <table:table-cell office:value-type="float" office:value="0.00420284" calcext:value-type="float">
            <text:p>0,00420284</text:p>
          </table:table-cell>
          <table:table-cell office:value-type="float" office:value="0.00450397" calcext:value-type="float">
            <text:p>0,00450397</text:p>
          </table:table-cell>
          <table:table-cell table:formula="of:=(2*(POWER(([.C22]);2)))" office:value-type="float" office:value="72200" calcext:value-type="float">
            <text:p>72200</text:p>
          </table:table-cell>
          <table:table-cell table:formula="of:=(2*([.B22]*[.C22]))" office:value-type="float" office:value="144400" calcext:value-type="float">
            <text:p>144400</text:p>
          </table:table-cell>
        </table:table-row>
        <table:table-row table:style-name="ro1">
          <table:table-cell/>
          <table:table-cell table:style-name="ce4" table:formula="of:=20+[.B22]" office:value-type="float" office:value="400" calcext:value-type="float">
            <text:p>400</text:p>
          </table:table-cell>
          <table:table-cell table:style-name="ce4" table:formula="of:=10+[.C22]" office:value-type="float" office:value="200" calcext:value-type="float">
            <text:p>200</text:p>
          </table:table-cell>
          <table:table-cell table:style-name="ce4" office:value-type="float" office:value="0.00461411" calcext:value-type="float">
            <text:p>0,00461411</text:p>
          </table:table-cell>
          <table:table-cell table:style-name="ce4" office:value-type="float" office:value="0.00453997" calcext:value-type="float">
            <text:p>0,00453997</text:p>
          </table:table-cell>
          <table:table-cell table:style-name="ce4" table:formula="of:=(2*(POWER(([.C23]);2)))" office:value-type="float" office:value="80000" calcext:value-type="float">
            <text:p>80000</text:p>
          </table:table-cell>
          <table:table-cell table:style-name="ce11" table:formula="of:=(2*([.B23]*[.C23]))" office:value-type="float" office:value="160000" calcext:value-type="float">
            <text:p>16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8:15:12.325433707</meta:creation-date>
    <dc:date>2016-09-03T18:59:27.701709625</dc:date>
    <meta:editing-duration>PT12M47S</meta:editing-duration>
    <meta:editing-cycles>2</meta:editing-cycles>
    <meta:generator>LibreOffice/5.2.0.4$Linux_X86_64 LibreOffice_project/20m0$Build-4</meta:generator>
    <meta:document-statistic meta:table-count="1" meta:cell-count="1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3.721cm" svg:y="0.343cm" chart:style-name="ch2">
          <text:p>Tiempo</text:p>
        </chart:title>
        <chart:subtitle svg:x="13.11cm" svg:y="1.169cm" chart:style-name="ch3">
          <text:p>Conteo Simple</text:p>
        </chart:subtitle>
        <chart:legend chart:legend-position="end" svg:x="14.074cm" svg:y="3.952cm" style:legend-expansion="high" chart:style-name="ch4"/>
        <chart:plot-area chart:style-name="ch5" table:cell-range-address="Hoja1.C4:Hoja1.C23 Hoja1.F4:Hoja1.G23" chart:data-source-has-labels="row" svg:x="0.392cm" svg:y="0.101cm" svg:width="12.921cm" svg:height="8.557cm">
          <chartooo:coordinate-region svg:x="1.754cm" svg:y="0.3cm" svg:width="11.279cm" svg:height="7.711cm"/>
          <chart:axis chart:dimension="x" chart:name="primary-x" chart:style-name="ch6">
            <chart:title svg:x="6.676cm" svg:y="8.44cm" chart:style-name="ch7">
              <text:p>N</text:p>
            </chart:title>
          </chart:axis>
          <chart:axis chart:dimension="y" chart:name="primary-y" chart:style-name="ch6">
            <chart:title svg:x="0cm" svg:y="5.799cm" chart:style-name="ch8">
              <text:p>Num. Optimizacion</text:p>
            </chart:title>
            <chart:grid chart:style-name="ch9" chart:class="major"/>
          </chart:axis>
          <chart:series chart:style-name="ch10" chart:values-cell-range-address="Hoja1.F4:Hoja1.F23" loext:label-string="tn" chart:class="chart:scatter">
            <chart:domain table:cell-range-address="Hoja1.C4:Hoja1.C23"/>
            <chart:data-point chart:repeated="20"/>
          </chart:series>
          <chart:series chart:style-name="ch11" chart:values-cell-range-address="Hoja1.G4:Hoja1.G23" loext:label-string="tmn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tn</text:p>
              </table:table-cell>
              <table:table-cell office:value-type="string">
                <text:p>tm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C4:Hoja1.C23</svg:desc>
                </draw:g>
              </table:table-cell>
              <table:table-cell office:value-type="float" office:value="200">
                <text:p>200</text:p>
                <draw:g>
                  <svg:desc>Hoja1.F4:Hoja1.F23</svg:desc>
                </draw:g>
              </table:table-cell>
              <table:table-cell office:value-type="float" office:value="400">
                <text:p>400</text:p>
                <draw:g>
                  <svg:desc>Hoja1.G4:Hoja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200">
                <text:p>320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7200">
                <text:p>720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9800">
                <text:p>9800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2800">
                <text:p>12800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6200">
                <text:p>16200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0000">
                <text:p>2000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4200">
                <text:p>24200</text:p>
              </table:table-cell>
              <table:table-cell office:value-type="float" office:value="48400">
                <text:p>48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8800">
                <text:p>28800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33800">
                <text:p>33800</text:p>
              </table:table-cell>
              <table:table-cell office:value-type="float" office:value="67600">
                <text:p>676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39200">
                <text:p>39200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45000">
                <text:p>450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51200">
                <text:p>51200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57800">
                <text:p>57800</text:p>
              </table:table-cell>
              <table:table-cell office:value-type="float" office:value="115600">
                <text:p>115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64800">
                <text:p>64800</text:p>
              </table:table-cell>
              <table:table-cell office:value-type="float" office:value="129600">
                <text:p>129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72200">
                <text:p>72200</text:p>
              </table:table-cell>
              <table:table-cell office:value-type="float" office:value="144400">
                <text:p>1444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80000">
                <text:p>80000</text:p>
              </table:table-cell>
              <table:table-cell office:value-type="float" office:value="160000">
                <text:p>16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2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4.062cm" svg:y="0.184cm" chart:style-name="ch2">
          <text:p>Tiempo</text:p>
        </chart:title>
        <chart:subtitle svg:x="13.685cm" svg:y="0.958cm" chart:style-name="ch3">
          <text:p>Uso en PC</text:p>
        </chart:subtitle>
        <chart:legend chart:legend-position="end" svg:x="14.18cm" svg:y="3.952cm" style:legend-expansion="high" chart:style-name="ch4"/>
        <chart:plot-area chart:style-name="ch5" table:cell-range-address="Hoja1.C4:Hoja1.E23" chart:data-source-has-labels="row" svg:x="0.461cm" svg:y="0.144cm" svg:width="13.36cm" svg:height="8.558cm">
          <chartooo:coordinate-region svg:x="2.194cm" svg:y="0.343cm" svg:width="11.347cm" svg:height="7.712cm"/>
          <chart:axis chart:dimension="x" chart:name="primary-x" chart:style-name="ch6">
            <chart:title svg:x="5.972cm" svg:y="8.44cm" chart:style-name="ch7">
              <text:p>Num. Variables</text:p>
            </chart:title>
          </chart:axis>
          <chart:axis chart:dimension="y" chart:name="primary-y" chart:style-name="ch8">
            <chart:title svg:x="0cm" svg:y="5.75cm" chart:style-name="ch9">
              <text:p>Tiempo Reaccion</text:p>
            </chart:title>
            <chart:grid chart:style-name="ch10" chart:class="major"/>
          </chart:axis>
          <chart:series chart:style-name="ch11" chart:values-cell-range-address="Hoja1.D4:Hoja1.D23" loext:label-string="n" chart:class="chart:scatter">
            <chart:domain table:cell-range-address="Hoja1.C4:Hoja1.C23"/>
            <chart:data-point chart:repeated="20"/>
          </chart:series>
          <chart:series chart:style-name="ch12" chart:values-cell-range-address="Hoja1.E4:Hoja1.E23" loext:label-string="nm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n</text:p>
              </table:table-cell>
              <table:table-cell office:value-type="string">
                <text:p>n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C4:Hoja1.C23</svg:desc>
                </draw:g>
              </table:table-cell>
              <table:table-cell office:value-type="float" office:value="0.0000269413">
                <text:p>0.0000269413</text:p>
                <draw:g>
                  <svg:desc>Hoja1.D4:Hoja1.D23</svg:desc>
                </draw:g>
              </table:table-cell>
              <table:table-cell office:value-type="float" office:value="0.0000119209">
                <text:p>0.0000119209</text:p>
                <draw:g>
                  <svg:desc>Hoja1.E4:Hoja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104904">
                <text:p>0.000104904</text:p>
              </table:table-cell>
              <table:table-cell office:value-type="float" office:value="0.0000469685">
                <text:p>0.0000469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236988">
                <text:p>0.000236988</text:p>
              </table:table-cell>
              <table:table-cell office:value-type="float" office:value="0.00010705">
                <text:p>0.00010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0439167">
                <text:p>0.000439167</text:p>
              </table:table-cell>
              <table:table-cell office:value-type="float" office:value="0.000184774">
                <text:p>0.000184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0646114">
                <text:p>0.000646114</text:p>
              </table:table-cell>
              <table:table-cell office:value-type="float" office:value="0.000289917">
                <text:p>0.0002899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0931978">
                <text:p>0.000931978</text:p>
              </table:table-cell>
              <table:table-cell office:value-type="float" office:value="0.000430107">
                <text:p>0.000430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127912">
                <text:p>0.00127912</text:p>
              </table:table-cell>
              <table:table-cell office:value-type="float" office:value="0.000571966">
                <text:p>0.000571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165105">
                <text:p>0.00165105</text:p>
              </table:table-cell>
              <table:table-cell office:value-type="float" office:value="0.000736952">
                <text:p>0.000736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185895">
                <text:p>0.00185895</text:p>
              </table:table-cell>
              <table:table-cell office:value-type="float" office:value="0.000941038">
                <text:p>0.0009410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116396">
                <text:p>0.00116396</text:p>
              </table:table-cell>
              <table:table-cell office:value-type="float" office:value="0.00115204">
                <text:p>0.00115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0153613">
                <text:p>0.00153613</text:p>
              </table:table-cell>
              <table:table-cell office:value-type="float" office:value="0.00139999">
                <text:p>0.0013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198793">
                <text:p>0.00198793</text:p>
              </table:table-cell>
              <table:table-cell office:value-type="float" office:value="0.00167489">
                <text:p>0.00167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0196719">
                <text:p>0.00196719</text:p>
              </table:table-cell>
              <table:table-cell office:value-type="float" office:value="0.00196004">
                <text:p>0.00196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022831">
                <text:p>0.0022831</text:p>
              </table:table-cell>
              <table:table-cell office:value-type="float" office:value="0.00225711">
                <text:p>0.00225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260711">
                <text:p>0.00260711</text:p>
              </table:table-cell>
              <table:table-cell office:value-type="float" office:value="0.00261211">
                <text:p>0.00261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0329995">
                <text:p>0.00329995</text:p>
              </table:table-cell>
              <table:table-cell office:value-type="float" office:value="0.00295281">
                <text:p>0.00295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0369906">
                <text:p>0.00369906</text:p>
              </table:table-cell>
              <table:table-cell office:value-type="float" office:value="0.00333905">
                <text:p>0.00333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03757">
                <text:p>0.003757</text:p>
              </table:table-cell>
              <table:table-cell office:value-type="float" office:value="0.00374007">
                <text:p>0.00374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0420284">
                <text:p>0.00420284</text:p>
              </table:table-cell>
              <table:table-cell office:value-type="float" office:value="0.00450397">
                <text:p>0.00450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0461411">
                <text:p>0.00461411</text:p>
              </table:table-cell>
              <table:table-cell office:value-type="float" office:value="0.00453997">
                <text:p>0.004539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20m0$Build-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